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e1077" officeooo:paragraph-rsid="001e1077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1e1077" officeooo:paragraph-rsid="001e1077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1e1077" officeooo:paragraph-rsid="001e1077" style:font-size-asian="13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laton projektmunka</text:p>
      <text:p text:style-name="P1"/>
      <text:p text:style-name="P2">Téma:<text:line-break/><text:span text:style-name="T1">Balaton körüli 1km-es körzetébe lévő érdekességek, programok, úgy megoldva, hogy lehessen keresni.</text:span></text:p>
      <text:p text:style-name="P2"><text:span text:style-name="T1"/></text:p>
      <text:p text:style-name="P2">Tagok:</text:p>
      <text:p text:style-name="P3">Juhász Patrik (<text:span text:style-name="T2">Projektvezető</text:span>) </text:p>
      <text:p text:style-name="P3">Boros Dániel<text:line-break/>Hencsey Dorina</text:p>
      <text:p text:style-name="P3"/>
      <text:p text:style-name="P2">Ötletek: </text:p>
      <text:p text:style-name="P3">Egy weboldal, ahol google maps segítségével, megjelenik egy térkép, amin mi kijelöljük a helyeket, ez alatt/fölött (dizájn kérdése) tudunk keresni a helyek között, vagy akár egy helyre leszűkíteni.</text:p>
      <text:p text:style-name="P3"/>
      <text:p text:style-name="P3">Bootstrap alapú oldal.</text:p>
      <text:p text:style-name="P3"/>
      <text:p text:style-name="P2">Feladatok:</text:p>
      <text:p text:style-name="P2"/>
      <text:p text:style-name="P2"><text:tab/>Patrik: </text:p>
      <text:p text:style-name="P2"><text:span text:style-name="T1"><text:tab/><text:tab/>- Alap oldal felépítés</text:span></text:p>
      <text:p text:style-name="P2"><text:span text:style-name="T1"><text:tab/><text:tab/>- Információ keresés</text:span></text:p>
      <text:p text:style-name="P2"><text:tab/>Dani: </text:p>
      <text:p text:style-name="P2"><text:span text:style-name="T1"><text:tab/><text:tab/>- Dizájnolás </text:span></text:p>
      <text:p text:style-name="P2"><text:span text:style-name="T1"><text:tab/><text:tab/>- Információ keresés</text:span></text:p>
      <text:p text:style-name="P2"><text:tab/>Dorina: </text:p>
      <text:p text:style-name="P2"><text:span text:style-name="T1"><text:tab/><text:tab/>- Információ keresés</text:span></text:p>
      <text:p text:style-name="P2"><text:span text:style-name="T1"><text:tab/><text:tab/>- Szövegek megfogalmazása</text:span></text:p>
      <text:p text:style-name="P2"><text:span text:style-name="T1"><text:tab/><text:tab/>- Adatfelvitel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2T09:21:30.186666579</meta:creation-date>
    <dc:date>2023-09-12T09:39:19.297785710</dc:date>
    <meta:editing-duration>PT4M9S</meta:editing-duration>
    <meta:editing-cycles>1</meta:editing-cycles>
    <meta:document-statistic meta:table-count="0" meta:image-count="0" meta:object-count="0" meta:page-count="1" meta:paragraph-count="19" meta:word-count="79" meta:character-count="598" meta:non-whitespace-character-count="515"/>
    <meta:generator>LibreOffice/6.0.7.3$Linux_X86_64 LibreOffice_project/00m0$Build-3</meta:generator>
  </office:meta>
</office:document-meta>
</file>